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AAA000005124000012BB3E6F30E7FD36B7F2.emf" manifest:media-type="image/x-emf"/>
  <manifest:file-entry manifest:full-path="Pictures/100000010000049A000001109FEF1CC561CCD9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  <style:font-face style:name="ﾂlﾂ" svg:font-family="ﾂlﾂ" style:font-pitch="variable"/>
    <style:font-face style:name="ﾂlﾂ1" svg:font-family="ﾂlﾂ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25.5cm"/>
    </style:style>
    <style:style style:name="gr2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solid" draw:fill-color="#e6e6e6" draw:shadow="hidden"/>
    </style:style>
    <style:style style:name="gr12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solid" draw:fill-color="#000000" draw:shadow="hidden"/>
    </style:style>
    <style:style style:name="gr17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solid" draw:shadow="hidden" style:mirror="none"/>
    </style:style>
    <style:style style:name="gr21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2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draw:fill="none" draw:textarea-vertical-align="top" fo:min-height="7.03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solid" svg:stroke-width="0.042cm" svg:stroke-color="#0000ff" svg:stroke-opacity="100%" draw:stroke-linejoin="round" svg:stroke-linecap="round" draw:fill="none" fo:padding-top="0.146cm" fo:padding-bottom="0.146cm" fo:padding-left="0.271cm" fo:padding-right="0.271cm"/>
    </style:style>
    <style:style style:name="gr26" style:family="graphic" style:parent-style-name="standard">
      <style:graphic-properties draw:stroke="none" draw:fill="none" draw:textarea-vertical-align="top" fo:min-height="4.462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425cm" fo:min-width="2.54cm" fo:padding-top="0.071cm" fo:padding-bottom="0cm" fo:padding-left="0.141cm" fo:padding-right="0.141cm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941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0.325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svg:stroke-color="#000000" draw:marker-start="" draw:marker-end="Triangle" draw:textarea-vertical-align="middle"/>
    </style:style>
    <style:style style:name="gr38" style:family="graphic" style:parent-style-name="standard">
      <style:graphic-properties svg:stroke-color="#000000" draw:marker-end="Triangle" draw:textarea-vertical-align="middle"/>
    </style:style>
    <style:style style:name="gr39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40" style:family="graphic" style:parent-style-name="standard">
      <style:graphic-properties draw:stroke="none" draw:fill="none" draw:textarea-vertical-align="middle" fo:min-height="0.848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solid" draw:fill-color="#00000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8pt" style:font-size-asian="8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style:writing-mode="lr-tb"/>
      <style:text-properties fo:color="#000000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4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5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6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7" style:family="text">
      <style:text-properties fo:color="#000000" loext:opacity="100%" style:font-name="Ｍ1" fo:font-size="9pt" style:font-name-asian="Ｍ1" style:font-size-asian="9pt" style:font-name-complex="Ｍ1" style:font-size-complex="10pt"/>
    </style:style>
    <style:style style:name="T8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loext:opacity="100%" style:font-name="Ｍ1" fo:font-size="9pt" style:font-name-asian="Ｍ1" style:font-size-asian="9pt" style:font-name-complex="Ｍ1" style:font-size-complex="9pt"/>
    </style:style>
    <style:style style:name="T11" style:family="text">
      <style:text-properties fo:color="#000000" loext:opacity="100%" style:font-name="Ｍ1" fo:font-size="8pt" style:font-name-asian="Ｍ1" style:font-size-asian="8pt" style:font-name-complex="Ｍ1" style:font-size-complex="10pt"/>
    </style:style>
    <style:style style:name="T12" style:family="text">
      <style:text-properties fo:color="#000000" loext:opacity="100%" style:font-name="ﾂlﾂ1" fo:font-size="8pt" style:font-name-asian="ﾂlﾂ1" style:font-size-asian="8pt" style:font-name-complex="ﾂlﾂ1" style:font-size-complex="8pt"/>
    </style:style>
    <style:style style:name="T13" style:family="text">
      <style:text-properties fo:color="#000000" loext:opacity="100%" style:font-name="ﾂlﾂ1" fo:font-size="10pt" style:font-name-asian="ﾂlﾂ1" style:font-size-asian="10pt" style:font-name-complex="ﾂlﾂ1" style:font-size-complex="10pt"/>
    </style:style>
    <style:style style:name="T14" style:family="text">
      <style:text-properties fo:color="#000000" loext:opacity="100%" style:font-name="Ｍ1" fo:font-size="12pt" style:font-name-asian="Ｍ1" style:font-size-asian="12pt" style:font-name-complex="Ｍ1" style:font-size-complex="8pt"/>
    </style:style>
    <style:style style:name="T15" style:family="text">
      <style:text-properties fo:color="#000000" loext:opacity="100%" style:font-name="Ｍ1" fo:font-size="12pt" style:font-name-asian="Ｍ1" style:font-size-asian="8pt" style:font-name-complex="Ｍ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S_010_01" draw:style-name="dp1" draw:master-page-name="PM0">
        <draw:custom-shape draw:style-name="gr1" draw:text-style-name="P1" draw:layer="layout" svg:width="26cm" svg:height="4.75cm" svg:x="5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79cm" svg:x="0.712cm" svg:y="24.944cm">
          <draw:text-box>
            <text:p text:style-name="P2"><text:span text:style-name="T1">凡例</text:span><text:span text:style-name="T1">:</text:span></text:p>
          </draw:text-box>
        </draw:frame>
        <draw:frame draw:style-name="gr3" draw:text-style-name="P3" draw:layer="layout" svg:width="11.591cm" svg:height="0.635cm" svg:x="1.449cm" svg:y="28.196cm">
          <draw:text-box>
            <text:p text:style-name="P2"><text:span text:style-name="T2">MD050_SPF_COS_010_EDI</text:span><text:span text:style-name="T2">受注出荷取込</text:span><text:span text:style-name="T2">_Issue3.0.vsd</text:span></text:p>
          </draw:text-box>
        </draw:frame>
        <draw:g>
          <draw:polygon draw:style-name="gr4" draw:text-style-name="P4" draw:layer="layout" svg:width="13.152cm" svg:height="0.953cm" svg:x="10.102cm" svg:y="0.573cm" svg:viewBox="0 0 13153 954" draw:points="0,954 13153,954 13153,0 0,0">
            <text:p/>
          </draw:polygon>
          <draw:frame draw:style-name="gr5" draw:text-style-name="P3" draw:layer="layout" svg:width="13.152cm" svg:height="0.953cm" svg:x="10.102cm" svg:y="0.573cm">
            <draw:text-box>
              <text:p text:style-name="P2"><text:span text:style-name="T3">説明</text:span><text:span text:style-name="T3">: EBS</text:span><text:span text:style-name="T3">または</text:span><text:span text:style-name="T3">PaaS</text:span><text:span text:style-name="T3">環境で変更された情報を相手システムへ連携し同期します。</text:span></text:p>
            </draw:text-box>
          </draw:frame>
        </draw:g>
        <draw:g>
          <draw:polygon draw:style-name="gr4" draw:text-style-name="P4" draw:layer="layout" svg:width="8.599cm" svg:height="0.953cm" svg:x="1.506cm" svg:y="0.573cm" svg:viewBox="0 0 8600 954" draw:points="0,954 8600,954 8600,0 0,0">
            <text:p/>
          </draw:polygon>
          <draw:frame draw:style-name="gr5" draw:text-style-name="P3" draw:layer="layout" svg:width="8.599cm" svg:height="0.953cm" svg:x="1.506cm" svg:y="0.573cm">
            <draw:text-box>
              <text:p text:style-name="P2"><text:span text:style-name="T3">MD050_SPF_COS_020</text:span><text:span text:style-name="T3">　</text:span><text:span text:style-name="T3">EBS</text:span><text:span text:style-name="T3">－</text:span><text:span text:style-name="T3">PaaS</text:span><text:span text:style-name="T3">連携</text:span></text:p>
            </draw:text-box>
          </draw:frame>
        </draw:g>
        <draw:frame draw:style-name="gr3" draw:text-style-name="P3" draw:layer="layout" svg:width="3.971cm" svg:height="0.635cm" svg:x="37.539cm" svg:y="28.196cm">
          <draw:text-box>
            <text:p text:style-name="P5"><text:span text:style-name="T2">1 / 2</text:span></text:p>
          </draw:text-box>
        </draw:frame>
        <draw:g>
          <draw:g>
            <draw:polygon draw:style-name="gr6" draw:text-style-name="P6" draw:layer="layout" svg:width="1.588cm" svg:height="1.175cm" svg:x="4.442cm" svg:y="26.021cm" svg:viewBox="0 0 1589 1176" draw:points="0,0 0,1176 794,858 1589,1176 1589,0">
              <text:p/>
            </draw:polygon>
            <draw:polygon draw:style-name="gr7" draw:text-style-name="P4" draw:layer="layout" svg:width="1.588cm" svg:height="1.175cm" svg:x="4.442cm" svg:y="26.021cm" svg:viewBox="0 0 1589 1176" draw:points="0,0 0,1176 794,858 1589,1176 1589,0">
              <text:p/>
            </draw:polygon>
          </draw:g>
        </draw:g>
        <draw:frame draw:style-name="gr8" draw:text-style-name="P4" draw:layer="layout" svg:width="1.588cm" svg:height="0.932cm" svg:x="4.442cm" svg:y="25.725cm">
          <draw:text-box>
            <text:p/>
          </draw:text-box>
        </draw:frame>
        <draw:frame draw:style-name="gr9" draw:text-style-name="P4" draw:layer="layout" svg:width="1.588cm" svg:height="1.214cm" svg:x="5.077cm" svg:y="26.501cm">
          <draw:text-box>
            <text:p/>
          </draw:text-box>
        </draw:frame>
        <draw:frame draw:style-name="gr10" draw:text-style-name="P3" draw:layer="layout" svg:width="1.588cm" svg:height="0.677cm" svg:x="4.442cm" svg:y="26.359cm">
          <draw:text-box>
            <text:p text:style-name="P7"><text:span text:style-name="T4">帳票名称</text:span></text:p>
          </draw:text-box>
        </draw:frame>
        <draw:g>
          <draw:g>
            <draw:path draw:style-name="gr11" draw:text-style-name="P8" draw:layer="layout" svg:width="1.767cm" svg:height="0.615cm" svg:x="5.147cm" svg:y="27.025cm" svg:viewBox="0 0 1768 616" svg:d="M76 616h1616c51 0 76-26 76-77v-463c0-51-25-76-76-76h-1616c-51 0-76 25-76 76v463c0 51 25 77 76 77z">
              <text:p/>
            </draw:path>
            <draw:path draw:style-name="gr7" draw:text-style-name="P4" draw:layer="layout" svg:width="1.767cm" svg:height="0.615cm" svg:x="5.147cm" svg:y="27.025cm" svg:viewBox="0 0 1768 616" svg:d="M76 616h1616c51 0 76-26 76-77v-463c0-51-25-76-76-76h-1616c-51 0-76 25-76 76v463c0 51 25 77 76 77z">
              <text:p/>
            </draw:path>
          </draw:g>
          <draw:frame draw:style-name="gr12" draw:text-style-name="P3" draw:layer="layout" svg:width="1.767cm" svg:height="1.045cm" svg:x="5.147cm" svg:y="26.81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polygon draw:style-name="gr13" draw:text-style-name="P4" draw:layer="layout" svg:width="39.292cm" svg:height="22.543cm" svg:x="1.457cm" svg:y="2.25cm" svg:viewBox="0 0 39293 22544" draw:points="0,22544 39293,22544 39293,0 0,0">
            <text:p/>
          </draw:polygon>
        </draw:g>
        <draw:g>
          <draw:g>
            <draw:polygon draw:style-name="gr6" draw:text-style-name="P6" draw:layer="layout" svg:width="2.442cm" svg:height="1.127cm" svg:x="12.363cm" svg:y="26.01cm" svg:viewBox="0 0 2443 1128" draw:points="0,1128 1879,1128 2443,0 563,0">
              <text:p/>
            </draw:polygon>
            <draw:polygon draw:style-name="gr7" draw:text-style-name="P4" draw:layer="layout" svg:width="2.442cm" svg:height="1.127cm" svg:x="12.363cm" svg:y="26.01cm" svg:viewBox="0 0 2443 1128" draw:points="0,1128 1879,1128 2443,0 563,0">
              <text:p/>
            </draw:polygon>
          </draw:g>
          <draw:frame draw:style-name="gr14" draw:text-style-name="P3" draw:layer="layout" svg:width="1.252cm" svg:height="1.127cm" svg:x="12.958cm" svg:y="26.01cm">
            <draw:text-box>
              <text:p text:style-name="P7"><text:span text:style-name="T4">データ</text:span></text:p>
              <text:p text:style-name="P7"><text:span text:style-name="T4">ファイル名</text:span></text:p>
            </draw:text-box>
          </draw:frame>
        </draw:g>
        <draw:g>
          <draw:g>
            <draw:polygon draw:style-name="gr6" draw:text-style-name="P6" draw:layer="layout" svg:width="1.588cm" svg:height="1.016cm" svg:x="7.07cm" svg:y="25.961cm" svg:viewBox="0 0 1589 1017" draw:points="158,0 0,158 0,858 158,1017 1430,1017 1589,858 1589,158 1430,0">
              <text:p/>
            </draw:polygon>
            <draw:polygon draw:style-name="gr7" draw:text-style-name="P4" draw:layer="layout" svg:width="1.588cm" svg:height="1.016cm" svg:x="7.07cm" svg:y="25.961cm" svg:viewBox="0 0 1589 1017" draw:points="158,0 0,158 0,858 158,1017 1430,1017 1589,858 1589,158 1430,0">
              <text:p/>
            </draw:polygon>
          </draw:g>
        </draw:g>
        <draw:frame draw:style-name="gr8" draw:text-style-name="P4" draw:layer="layout" svg:width="1.588cm" svg:height="0.932cm" svg:x="7.07cm" svg:y="25.665cm">
          <draw:text-box>
            <text:p/>
          </draw:text-box>
        </draw:frame>
        <draw:frame draw:style-name="gr9" draw:text-style-name="P4" draw:layer="layout" svg:width="1.588cm" svg:height="1.214cm" svg:x="7.705cm" svg:y="26.441cm">
          <draw:text-box>
            <text:p/>
          </draw:text-box>
        </draw:frame>
        <draw:frame draw:style-name="gr10" draw:text-style-name="P3" draw:layer="layout" svg:width="1.588cm" svg:height="0.677cm" svg:x="7.07cm" svg:y="26.3cm">
          <draw:text-box>
            <text:p text:style-name="P7"><text:span text:style-name="T4">バッチ名称</text:span></text:p>
          </draw:text-box>
        </draw:frame>
        <draw:g>
          <draw:g>
            <draw:path draw:style-name="gr11" draw:text-style-name="P8" draw:layer="layout" svg:width="1.767cm" svg:height="0.615cm" svg:x="7.774cm" svg:y="26.965cm" svg:viewBox="0 0 1768 616" svg:d="M76 616h1616c51 0 76-26 76-77v-463c0-51-25-76-76-76h-1616c-51 0-76 25-76 76v463c0 51 25 77 76 77z">
              <text:p/>
            </draw:path>
            <draw:path draw:style-name="gr7" draw:text-style-name="P4" draw:layer="layout" svg:width="1.767cm" svg:height="0.615cm" svg:x="7.774cm" svg:y="26.965cm" svg:viewBox="0 0 1768 616" svg:d="M76 616h1616c51 0 76-26 76-77v-463c0-51-25-76-76-76h-1616c-51 0-76 25-76 76v463c0 51 25 77 76 77z">
              <text:p/>
            </draw:path>
          </draw:g>
          <draw:frame draw:style-name="gr12" draw:text-style-name="P3" draw:layer="layout" svg:width="1.767cm" svg:height="1.045cm" svg:x="7.774cm" svg:y="26.75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6" draw:text-style-name="P6" draw:layer="layout" svg:width="1.733cm" svg:height="1.399cm" svg:x="10.025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4" draw:layer="layout" svg:width="1.733cm" svg:height="1.399cm" svg:x="10.025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5" draw:text-style-name="P3" draw:layer="layout" svg:width="1.733cm" svg:height="0.75cm" svg:x="10.025cm" svg:y="26.276cm">
            <draw:text-box>
              <text:p text:style-name="P7"><text:span text:style-name="T4">テーブル名称</text:span></text:p>
            </draw:text-box>
          </draw:frame>
        </draw:g>
        <draw:g>
          <draw:polygon draw:style-name="gr6" draw:text-style-name="P6" draw:layer="layout" svg:width="1.283cm" svg:height="1.283cm" svg:x="1.691cm" svg:y="26.053cm" svg:viewBox="0 0 1284 1284" draw:points="280,843 0,843 0,1284 1284,1284 1284,843 1003,843 1003,782 1123,782 1123,0 160,0 160,782 280,782">
            <text:p/>
          </draw:polygon>
          <draw:path draw:style-name="gr4" draw:text-style-name="P4" draw:layer="layout" svg:width="1.283cm" svg:height="1.283cm" svg:x="1.691cm" svg:y="26.053cm" svg:viewBox="0 0 1284 1284" svg:d="M280 843h-280v441h1284v-441h-281v-61h120v-782h-963v782h120zM280 843h723M280 782h723">
            <text:p/>
          </draw:path>
        </draw:g>
        <draw:g>
          <draw:path draw:style-name="gr6" draw:text-style-name="P6" draw:layer="layout" svg:width="0.521cm" svg:height="0.361cm" svg:x="2.353cm" svg:y="26.935cm" svg:viewBox="0 0 522 362" svg:d="M0 362h422v-362h-422zM462 60h60v-60h-60z">
            <text:p/>
          </draw:path>
          <draw:path draw:style-name="gr7" draw:text-style-name="P4" draw:layer="layout" svg:width="0.521cm" svg:height="0.361cm" svg:x="2.353cm" svg:y="26.935cm" svg:viewBox="0 0 522 362" svg:d="M0 362h422v-362h-422zM0 121h422M0 241h422M20 181h382M240 221h121v-80h-121zM462 60h60v-60h-60z">
            <text:p/>
          </draw:path>
        </draw:g>
        <draw:g>
          <draw:path draw:style-name="gr16" draw:text-style-name="P9" draw:layer="layout" svg:width="1.203cm" svg:height="0.862cm" svg:x="1.731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7" draw:text-style-name="P4" draw:layer="layout" svg:width="1.203cm" svg:height="0.862cm" svg:x="1.731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7" draw:text-style-name="P3" draw:layer="layout" svg:width="2.117cm" svg:height="0.537cm" svg:x="1.274cm" svg:y="27.336cm">
          <draw:text-box>
            <text:p text:style-name="P7"><text:span text:style-name="T5">画面名称</text:span></text:p>
          </draw:text-box>
        </draw:frame>
        <draw:g>
          <draw:g>
            <draw:path draw:style-name="gr11" draw:text-style-name="P8" draw:layer="layout" svg:width="1.767cm" svg:height="0.615cm" svg:x="2.405cm" svg:y="26.76cm" svg:viewBox="0 0 1768 616" svg:d="M76 616h1616c51 0 76-26 76-77v-463c0-51-25-76-76-76h-1616c-51 0-76 25-76 76v463c0 51 25 77 76 77z">
              <text:p/>
            </draw:path>
            <draw:path draw:style-name="gr7" draw:text-style-name="P4" draw:layer="layout" svg:width="1.767cm" svg:height="0.615cm" svg:x="2.405cm" svg:y="26.76cm" svg:viewBox="0 0 1768 616" svg:d="M76 616h1616c51 0 76-26 76-77v-463c0-51-25-76-76-76h-1616c-51 0-76 25-76 76v463c0 51 25 77 76 77z">
              <text:p/>
            </draw:path>
          </draw:g>
          <draw:frame draw:style-name="gr12" draw:text-style-name="P3" draw:layer="layout" svg:width="1.767cm" svg:height="1.045cm" svg:x="2.405cm" svg:y="26.545cm">
            <draw:text-box>
              <text:p text:style-name="P2"><text:span text:style-name="T4">BP080_</text:span><text:span text:style-name="T4">システムプロセスステップ</text:span></text:p>
            </draw:text-box>
          </draw:frame>
        </draw:g>
        <draw:g>
          <draw:polygon draw:style-name="gr4" draw:text-style-name="P4" draw:layer="layout" svg:width="2.143cm" svg:height="0.953cm" svg:x="24.842cm" svg:y="0.573cm" svg:viewBox="0 0 2144 954" draw:points="0,954 2144,954 2144,0 0,0">
            <text:p/>
          </draw:polygon>
          <draw:frame draw:style-name="gr5" draw:text-style-name="P3" draw:layer="layout" svg:width="2.143cm" svg:height="0.953cm" svg:x="24.842cm" svg:y="0.573cm">
            <draw:text-box>
              <text:p text:style-name="P2"><text:span text:style-name="T3">2023/09/14</text:span></text:p>
            </draw:text-box>
          </draw:frame>
        </draw:g>
        <draw:g>
          <draw:polygon draw:style-name="gr4" draw:text-style-name="P4" draw:layer="layout" svg:width="1.59cm" svg:height="0.953cm" svg:x="23.254cm" svg:y="0.573cm" svg:viewBox="0 0 1591 954" draw:points="0,954 1591,954 1591,0 0,0">
            <text:p/>
          </draw:polygon>
          <draw:frame draw:style-name="gr5" draw:text-style-name="P3" draw:layer="layout" svg:width="1.59cm" svg:height="0.953cm" svg:x="23.254cm" svg:y="0.573cm">
            <draw:text-box>
              <text:p text:style-name="P2"><text:span text:style-name="T3">作成日</text:span></text:p>
            </draw:text-box>
          </draw:frame>
        </draw:g>
        <draw:g>
          <draw:polygon draw:style-name="gr4" draw:text-style-name="P4" draw:layer="layout" svg:width="2.064cm" svg:height="0.953cm" svg:x="32.224cm" svg:y="0.573cm" svg:viewBox="0 0 2065 954" draw:points="0,954 2065,954 2065,0 0,0">
            <text:p/>
          </draw:polygon>
          <draw:frame draw:style-name="gr5" draw:text-style-name="P3" draw:layer="layout" svg:width="2.064cm" svg:height="0.953cm" svg:x="32.224cm" svg:y="0.573cm">
            <draw:text-box>
              <text:p text:style-name="P2"><text:span text:style-name="T3">2023/09/14</text:span></text:p>
            </draw:text-box>
          </draw:frame>
        </draw:g>
        <draw:g>
          <draw:polygon draw:style-name="gr4" draw:text-style-name="P4" draw:layer="layout" svg:width="1.429cm" svg:height="0.953cm" svg:x="30.795cm" svg:y="0.573cm" svg:viewBox="0 0 1430 954" draw:points="0,954 1430,954 1430,0 0,0">
            <text:p/>
          </draw:polygon>
          <draw:frame draw:style-name="gr5" draw:text-style-name="P3" draw:layer="layout" svg:width="1.429cm" svg:height="0.953cm" svg:x="30.795cm" svg:y="0.573cm">
            <draw:text-box>
              <text:p text:style-name="P2"><text:span text:style-name="T3">更新日</text:span></text:p>
            </draw:text-box>
          </draw:frame>
        </draw:g>
        <draw:g>
          <draw:polygon draw:style-name="gr4" draw:text-style-name="P4" draw:layer="layout" svg:width="2.143cm" svg:height="0.953cm" svg:x="35.796cm" svg:y="0.573cm" svg:viewBox="0 0 2144 954" draw:points="0,954 2144,954 2144,0 0,0">
            <text:p/>
          </draw:polygon>
          <draw:frame draw:style-name="gr5" draw:text-style-name="P3" draw:layer="layout" svg:width="2.143cm" svg:height="0.953cm" svg:x="35.796cm" svg:y="0.573cm">
            <draw:text-box>
              <text:p text:style-name="P2"><text:span text:style-name="T3">SCSK</text:span><text:span text:style-name="T3">小山</text:span></text:p>
            </draw:text-box>
          </draw:frame>
        </draw:g>
        <draw:g>
          <draw:polygon draw:style-name="gr4" draw:text-style-name="P4" draw:layer="layout" svg:width="1.508cm" svg:height="0.953cm" svg:x="34.287cm" svg:y="0.573cm" svg:viewBox="0 0 1509 954" draw:points="0,954 1509,954 1509,0 0,0">
            <text:p/>
          </draw:polygon>
          <draw:frame draw:style-name="gr5" draw:text-style-name="P3" draw:layer="layout" svg:width="1.508cm" svg:height="0.953cm" svg:x="34.287cm" svg:y="0.573cm">
            <draw:text-box>
              <text:p text:style-name="P2"><text:span text:style-name="T3">更新者</text:span></text:p>
            </draw:text-box>
          </draw:frame>
        </draw:g>
        <draw:g>
          <draw:polygon draw:style-name="gr4" draw:text-style-name="P4" draw:layer="layout" svg:width="2.223cm" svg:height="0.953cm" svg:x="28.572cm" svg:y="0.573cm" svg:viewBox="0 0 2224 954" draw:points="0,954 2224,954 2224,0 0,0">
            <text:p/>
          </draw:polygon>
          <draw:frame draw:style-name="gr18" draw:text-style-name="P3" draw:layer="layout" svg:width="2.223cm" svg:height="1.127cm" svg:x="28.572cm" svg:y="0.486cm">
            <draw:text-box>
              <text:p text:style-name="P2"><text:span text:style-name="T3">SCSK</text:span><text:span text:style-name="T3">小山</text:span></text:p>
            </draw:text-box>
          </draw:frame>
        </draw:g>
        <draw:g>
          <draw:polygon draw:style-name="gr4" draw:text-style-name="P4" draw:layer="layout" svg:width="1.588cm" svg:height="0.953cm" svg:x="26.985cm" svg:y="0.573cm" svg:viewBox="0 0 1589 954" draw:points="0,954 1589,954 1589,0 0,0">
            <text:p/>
          </draw:polygon>
          <draw:frame draw:style-name="gr5" draw:text-style-name="P3" draw:layer="layout" svg:width="1.588cm" svg:height="0.953cm" svg:x="26.985cm" svg:y="0.573cm">
            <draw:text-box>
              <text:p text:style-name="P2"><text:span text:style-name="T3">作成者</text:span></text:p>
            </draw:text-box>
          </draw:frame>
        </draw:g>
        <draw:g>
          <draw:polygon draw:style-name="gr4" draw:text-style-name="P4" draw:layer="layout" svg:width="1.866cm" svg:height="0.953cm" svg:x="38.971cm" svg:y="0.573cm" svg:viewBox="0 0 1867 954" draw:points="0,954 1867,954 1867,0 0,0">
            <text:p/>
          </draw:polygon>
          <draw:frame draw:style-name="gr5" draw:text-style-name="P3" draw:layer="layout" svg:width="1.866cm" svg:height="0.953cm" svg:x="38.971cm" svg:y="0.573cm">
            <draw:text-box>
              <text:p text:style-name="P2"><text:span text:style-name="T3">Issue1.0</text:span></text:p>
            </draw:text-box>
          </draw:frame>
        </draw:g>
        <draw:g>
          <draw:polygon draw:style-name="gr4" draw:text-style-name="P4" draw:layer="layout" svg:width="1.032cm" svg:height="0.953cm" svg:x="37.939cm" svg:y="0.573cm" svg:viewBox="0 0 1033 954" draw:points="0,954 1033,954 1033,0 0,0">
            <text:p/>
          </draw:polygon>
          <draw:frame draw:style-name="gr5" draw:text-style-name="P3" draw:layer="layout" svg:width="1.032cm" svg:height="0.953cm" svg:x="37.939cm" svg:y="0.573cm">
            <draw:text-box>
              <text:p text:style-name="P2"><text:span text:style-name="T3">Ver.</text:span></text:p>
            </draw:text-box>
          </draw:frame>
        </draw:g>
        <draw:g>
          <draw:g>
            <draw:path draw:style-name="gr6" draw:text-style-name="P6" draw:layer="layout" svg:width="0.976cm" svg:height="0.976cm" svg:x="15.47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7" draw:text-style-name="P4" draw:layer="layout" svg:width="0.976cm" svg:height="0.976cm" svg:x="15.47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3" draw:layer="layout" svg:width="0.976cm" svg:height="0.976cm" svg:x="15.476cm" svg:y="26.055cm">
            <draw:text-box>
              <text:p text:style-name="P7"><text:span text:style-name="T4">番号</text:span></text:p>
            </draw:text-box>
          </draw:frame>
        </draw:g>
        <draw:frame draw:style-name="gr17" draw:text-style-name="P3" draw:layer="layout" svg:width="10.358cm" svg:height="0.537cm" svg:x="16.671cm" svg:y="28.37cm">
          <draw:text-box>
            <text:p text:style-name="P7"><text:span text:style-name="T4">CONFIDENTIAL</text:span><text:span text:style-name="T4">　株式会社伊藤園　日本オラクル株式会社</text:span></text:p>
          </draw:text-box>
        </draw:frame>
        <draw:frame draw:style-name="gr20" draw:layer="layout" svg:width="4.406cm" svg:height="1.017cm" svg:x="36.402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49A000001109FEF1CC561CCD9B9.png" xlink:type="simple" xlink:show="embed" xlink:actuate="onLoad" draw:mime-type="image/png"/>
        </draw:frame>
        <draw:frame draw:style-name="gr17" draw:text-style-name="P3" draw:layer="layout" svg:width="10.358cm" svg:height="0.537cm" svg:x="16.587cm" svg:y="28.661cm">
          <draw:text-box>
            <text:p text:style-name="P7"><text:span text:style-name="T4">Copyright © <text:s/>2008, Oracle All rights reserved.</text:span></text:p>
          </draw:text-box>
        </draw:frame>
        <draw:g>
          <draw:g>
            <draw:path draw:style-name="gr6" draw:text-style-name="P6" draw:layer="layout" svg:width="2.226cm" svg:height="1.887cm" svg:x="16.984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7" draw:text-style-name="P4" draw:layer="layout" svg:width="2.226cm" svg:height="1.887cm" svg:x="16.984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1" draw:text-style-name="P3" draw:layer="layout" svg:width="2.223cm" svg:height="1.883cm" svg:x="16.984cm" svg:y="25.476cm">
            <draw:text-box>
              <text:p text:style-name="P7"><text:span text:style-name="T4">他システム名</text:span></text:p>
              <text:p text:style-name="P7"><text:span text:style-name="T4">/</text:span><text:span text:style-name="T4">他領域名</text:span></text:p>
              <text:p text:style-name="P7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2" draw:text-style-name="P4" draw:layer="layout" svg:width="14.526cm" svg:height="7.18cm" svg:x="2.141cm" svg:y="2.796cm" svg:viewBox="0 0 14527 7181" draw:points="0,7181 14527,7181 14527,0 0,0">
            <text:p/>
          </draw:polygon>
          <draw:frame draw:style-name="gr23" draw:text-style-name="P3" draw:layer="layout" svg:width="14.526cm" svg:height="7.18cm" svg:x="2.141cm" svg:y="2.796cm">
            <draw:text-box>
              <text:p text:style-name="P2"><text:span text:style-name="T6">処理概要</text:span></text:p>
              <text:p text:style-name="P2"><text:span text:style-name="T7">EBS</text:span><text:span text:style-name="T7">または</text:span><text:span text:style-name="T7">PaaS</text:span><text:span text:style-name="T7">環境で変更された情報を相手システムへ連携し、相手システムの情報の追加・更新を行う。</text:span></text:p>
              <text:p text:style-name="P2"><text:span text:style-name="T8"><text:s/>①</text:span><text:span text:style-name="T8">受注情報の</text:span><text:span text:style-name="T8">PaaS</text:span><text:span text:style-name="T8">－</text:span><text:span text:style-name="T8">EBS</text:span><text:span text:style-name="T8">連携</text:span></text:p>
              <text:p text:style-name="P2"><text:span text:style-name="T8">　　 ・</text:span><text:span text:style-name="T9">PaaS</text:span><text:span text:style-name="T9">環境で作成された受注情報を</text:span><text:span text:style-name="T9">EBS</text:span><text:span text:style-name="T9">へ連携し、標準受注へ取込む</text:span></text:p>
              <text:p text:style-name="P2"><text:span text:style-name="T9"/></text:p>
              <text:p text:style-name="P2"><text:span text:style-name="T9">　　 ・</text:span><text:span text:style-name="T9">EBS</text:span><text:span text:style-name="T9">環境で更新</text:span><text:span text:style-name="T9">(</text:span><text:span text:style-name="T9">作成</text:span><text:span text:style-name="T9">)</text:span><text:span text:style-name="T9">された受注情報を</text:span><text:span text:style-name="T9">PaaS</text:span><text:span text:style-name="T9">へ連携し、アドオン受注へ取込む</text:span></text:p>
              <text:p text:style-name="P2"><text:span text:style-name="T9"/></text:p>
              <text:p text:style-name="P2"><text:span text:style-name="T6">システム利用者</text:span></text:p>
              <text:p text:style-name="P2"><text:span text:style-name="T8"><text:s/></text:span><text:span text:style-name="T8">システム管理者（自動起動）</text:span></text:p>
              <text:p text:style-name="P2"><text:span text:style-name="T6">処理タイミング、その他</text:span></text:p>
              <text:p text:style-name="P2"><text:span text:style-name="T8"><text:s/></text:span><text:span text:style-name="T8">各情報が更新</text:span><text:span text:style-name="T8">(</text:span><text:span text:style-name="T8">作成</text:span><text:span text:style-name="T8">)</text:span><text:span text:style-name="T8">されたタイミングで相手システムへ連携します。</text:span></text:p>
              <text:p text:style-name="P2"><text:span text:style-name="T8">　</text:span><text:span text:style-name="T10">※ジョブで実行される際は、ジョブに組込み、オンラインでの実行の際の連携タイミングは</text:span></text:p>
              <text:p text:style-name="P2"><text:span text:style-name="T10">　方針について検討する必要がある</text:span></text:p>
              <text:p text:style-name="P2"><text:span text:style-name="T8"/></text:p>
            </draw:text-box>
          </draw:frame>
        </draw:g>
        <draw:g>
          <draw:g>
            <draw:path draw:style-name="gr6" draw:text-style-name="P6" draw:layer="layout" svg:width="2.117cm" svg:height="0.794cm" svg:x="19.788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7" draw:text-style-name="P4" draw:layer="layout" svg:width="2.117cm" svg:height="0.794cm" svg:x="19.788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4" draw:text-style-name="P3" draw:layer="layout" svg:width="2.117cm" svg:height="0.794cm" svg:x="19.788cm" svg:y="26.132cm">
            <draw:text-box>
              <text:p text:style-name="P7"><text:span text:style-name="T4">START/END</text:span></text:p>
            </draw:text-box>
          </draw:frame>
        </draw:g>
        <draw:g>
          <draw:g>
            <draw:path draw:style-name="gr11" draw:text-style-name="P8" draw:layer="layout" svg:width="10.888cm" svg:height="4.604cm" svg:x="18.36cm" svg:y="2.743cm" svg:viewBox="0 0 10889 4605" svg:d="M317 4605h10255c211 0 317-106 317-317v-3971c0-211-106-317-317-317h-10255c-211 0-317 106-317 317v3971c0 211 106 317 317 317z">
              <text:p/>
            </draw:path>
            <draw:path draw:style-name="gr25" draw:text-style-name="P4" draw:layer="layout" svg:width="10.888cm" svg:height="4.604cm" svg:x="18.36cm" svg:y="2.743cm" svg:viewBox="0 0 10889 4605" svg:d="M317 4605h10255c211 0 317-106 317-317v-3971c0-211-106-317-317-317h-10255c-211 0-317 106-317 317v3971c0 211 106 317 317 317z">
              <text:p/>
            </draw:path>
          </draw:g>
          <draw:frame draw:style-name="gr26" draw:text-style-name="P3" draw:layer="layout" svg:width="10.888cm" svg:height="4.604cm" svg:x="18.36cm" svg:y="2.743cm">
            <draw:text-box>
              <text:p text:style-name="P2"><text:span text:style-name="T6">システムプロセスフロー記入時の注意事項</text:span></text:p>
              <text:p text:style-name="P2"><text:span text:style-name="T8">・機能単位（標準機能含む）で記入すること</text:span></text:p>
              <text:p text:style-name="P2"><text:span text:style-name="T8">・</text:span><text:span text:style-name="T8">INPUT</text:span><text:span text:style-name="T8">、</text:span><text:span text:style-name="T8">OUTPUT</text:span><text:span text:style-name="T8">ともにメインテーブルは必ず記入すること</text:span></text:p>
              <text:p text:style-name="P2"><text:span text:style-name="T8">・</text:span><text:span text:style-name="T8">I/F</text:span><text:span text:style-name="T8">機能の場合、相手先システムを記入すること</text:span></text:p>
              <text:p text:style-name="P2"><text:span text:style-name="T8">・左上の枠内に処理概要、システム利用者、処理タイミング等を記入すること</text:span></text:p>
              <text:p text:style-name="P2"><text:span text:style-name="T8">・１ファイル、１システムプロセスフローとすること</text:span></text:p>
              <text:p text:style-name="P2"><text:span text:style-name="T8">・フローが複数シートになる場合、（→① </text:span><text:span text:style-name="T8">/ ①→</text:span><text:span text:style-name="T8">）のように番号でフローの繋がりを明確にすること</text:span></text:p>
              <text:p text:style-name="P2"><text:span text:style-name="T8">・１システムプロセスフローは</text:span><text:span text:style-name="T8">START</text:span><text:span text:style-name="T8">で始まり、</text:span><text:span text:style-name="T8">END</text:span><text:span text:style-name="T8">で終わること</text:span></text:p>
            </draw:text-box>
          </draw:frame>
        </draw:g>
        <draw:g>
          <draw:path draw:style-name="gr6" draw:text-style-name="P6" draw:layer="layout" svg:width="0.397cm" svg:height="0.397cm" svg:x="22.764cm" svg:y="26.141cm" svg:viewBox="0 0 398 398" svg:d="M0 199c0-35 9-69 27-99 17-31 42-56 72-73 31-18 65-27 100-27s69 9 99 27c31 17 56 42 73 72 18 31 27 65 27 100s-9 69-27 100c-17 30-42 55-72 72-31 18-65 27-100 27s-69-9-99-27c-31-17-56-42-73-72-18-31-27-65-27-100z">
            <text:p/>
          </draw:path>
          <draw:path draw:style-name="gr7" draw:text-style-name="P4" draw:layer="layout" svg:width="0.397cm" svg:height="0.397cm" svg:x="22.764cm" svg:y="26.141cm" svg:viewBox="0 0 398 398" svg:d="M0 199c0-35 9-69 27-99 17-31 42-56 72-73 31-18 65-27 100-27s69 9 99 27c31 17 56 42 73 72 18 31 27 65 27 100s-9 69-27 100c-17 30-42 55-72 72-31 18-65 27-100 27s-69-9-99-27c-31-17-56-42-73-72-18-31-27-65-27-100zM199 39v160l-79 79">
            <text:p/>
          </draw:path>
        </draw:g>
        <draw:g>
          <draw:g>
            <draw:path draw:style-name="gr6" draw:text-style-name="P6" draw:layer="layout" svg:width="2.02cm" svg:height="0.953cm" svg:x="22.963cm" svg:y="26.102cm" svg:viewBox="0 0 2021 954" svg:d="M2021 477l-275-477v239h-1548v-1c0 35-9 70-26 100-18 30-43 55-73 72-30 18-64 27-99 27v279h1746v238z">
              <text:p/>
            </draw:path>
            <draw:path draw:style-name="gr7" draw:text-style-name="P4" draw:layer="layout" svg:width="2.02cm" svg:height="0.953cm" svg:x="22.963cm" svg:y="26.102cm" svg:viewBox="0 0 2021 954" svg:d="M2021 477l-275-477v239h-1548v-1c0 35-9 70-26 100-18 30-43 55-73 72-30 18-64 27-99 27v279h1746v238z">
              <text:p/>
            </draw:path>
          </draw:g>
          <draw:frame draw:style-name="gr27" draw:text-style-name="P3" draw:layer="layout" svg:width="1.703cm" svg:height="0.496cm" svg:x="23.122cm" svg:y="26.33cm">
            <draw:text-box>
              <text:p text:style-name="P10"><text:span text:style-name="T4">定期的イベント</text:span></text:p>
            </draw:text-box>
          </draw:frame>
        </draw:g>
        <draw:frame draw:style-name="gr28" draw:text-style-name="P11" draw:layer="layout" svg:width="4.75cm" svg:height="2cm" svg:x="2.3cm" svg:y="11.75cm">
          <draw:text-box>
            <text:p text:style-name="P2"><text:span text:style-name="T11">COS_005 </text:span><text:span text:style-name="T11">受注入力</text:span></text:p>
            <text:p text:style-name="P2"><text:span text:style-name="T11">COS_001 HHT</text:span><text:span text:style-name="T11">納品データ取込</text:span></text:p>
            <text:p text:style-name="P2"><text:span text:style-name="T11">COS_010 EDI</text:span><text:span text:style-name="T11">受注出荷取込</text:span></text:p>
            <text:p text:style-name="P2"><text:span text:style-name="T11">COS_008 </text:span><text:span text:style-name="T11">出荷処理</text:span><text:span text:style-name="T11">(</text:span><text:span text:style-name="T11">工場直送出荷</text:span><text:span text:style-name="T11">)</text:span></text:p>
          </draw:text-box>
        </draw:frame>
        <draw:g xml:id="id1" draw:id="id1">
          <draw:path draw:style-name="gr4" draw:text-style-name="P4" draw:layer="layout" svg:width="2.262cm" svg:height="2.07cm" svg:x="8.621cm" svg:y="11.73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29" draw:text-style-name="P3" draw:layer="layout" svg:width="2.262cm" svg:height="1.303cm" svg:x="8.621cm" svg:y="12.26cm">
            <draw:text-box>
              <text:p text:style-name="P7"><text:span text:style-name="T12">アドオン：受注情報更新マテビュー</text:span></text:p>
            </draw:text-box>
          </draw:frame>
        </draw:g>
        <draw:g xml:id="id3" draw:id="id3">
          <draw:path draw:style-name="gr4" draw:text-style-name="P4" draw:layer="layout" svg:width="2.262cm" svg:height="2.07cm" svg:x="16.192cm" svg:y="11.73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0" draw:text-style-name="P3" draw:layer="layout" svg:width="2.262cm" svg:height="1.223cm" svg:x="16.192cm" svg:y="12.299cm">
            <draw:text-box>
              <text:p text:style-name="P7"><text:span text:style-name="T13">受注</text:span><text:span text:style-name="T13">OIF</text:span></text:p>
            </draw:text-box>
          </draw:frame>
        </draw:g>
        <draw:g>
          <draw:polygon draw:style-name="gr7" draw:text-style-name="P4" draw:layer="layout" svg:width="2.54cm" svg:height="1.905cm" svg:x="11.999cm" svg:y="11.675cm" svg:viewBox="0 0 2541 1906" draw:points="158,0 0,158 0,1747 158,1906 2382,1906 2541,1747 2541,158 2382,0">
            <text:p/>
          </draw:polygon>
        </draw:g>
        <draw:frame draw:style-name="gr31" draw:text-style-name="P3" draw:layer="layout" svg:width="2.54cm" svg:height="0.341cm" svg:x="11.999cm" svg:y="11.674cm">
          <draw:text-box>
            <text:p text:style-name="P2"><text:span text:style-name="T2">COS_010_A02</text:span></text:p>
          </draw:text-box>
        </draw:frame>
        <draw:g>
          <draw:g>
            <draw:path draw:style-name="gr11" draw:text-style-name="P8" draw:layer="layout" svg:width="2.508cm" svg:height="0.601cm" svg:x="12.619cm" svg:y="13.41cm" svg:viewBox="0 0 2509 602" svg:d="M101 602h2306c68 0 102-34 102-101v-400c0-67-34-101-102-101h-2306c-67 0-101 34-101 101v400c0 67 34 101 101 101z">
              <text:p/>
            </draw:path>
            <draw:path draw:style-name="gr7" draw:text-style-name="P4" draw:layer="layout" svg:width="2.508cm" svg:height="0.601cm" svg:x="12.619cm" svg:y="13.41cm" svg:viewBox="0 0 2509 602" svg:d="M101 602h2306c68 0 102-34 102-101v-400c0-67-34-101-102-101h-2306c-67 0-101 34-101 101v400c0 67 34 101 101 101z">
              <text:p/>
            </draw:path>
          </draw:g>
          <draw:frame draw:style-name="gr32" draw:text-style-name="P3" draw:layer="layout" svg:width="2.508cm" svg:height="0.707cm" svg:x="12.619cm" svg:y="13.357cm">
            <draw:text-box>
              <text:p text:style-name="P12"><text:span text:style-name="T4">【自動】</text:span><text:span text:style-name="T4">PaaS</text:span><text:span text:style-name="T4">からの受注取込</text:span></text:p>
            </draw:text-box>
          </draw:frame>
        </draw:g>
        <draw:frame draw:style-name="gr33" draw:text-style-name="P3" xml:id="id2" draw:id="id2" draw:layer="layout" svg:width="2.54cm" svg:height="1.566cm" svg:x="11.999cm" svg:y="12.014cm">
          <draw:text-box>
            <text:p text:style-name="P7"><text:span text:style-name="T2">アドオン：</text:span><text:span text:style-name="T2">PaaS</text:span><text:span text:style-name="T2">からの受注取込</text:span></text:p>
          </draw:text-box>
        </draw:frame>
        <draw:g xml:id="id5" draw:id="id5">
          <draw:path draw:style-name="gr4" draw:text-style-name="P4" draw:layer="layout" svg:width="2.262cm" svg:height="2.07cm" svg:x="23.481cm" svg:y="11.734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0" draw:text-style-name="P3" draw:layer="layout" svg:width="2.262cm" svg:height="1.223cm" svg:x="23.481cm" svg:y="12.299cm">
            <draw:text-box>
              <text:p text:style-name="P7"><text:span text:style-name="T13">受注</text:span></text:p>
            </draw:text-box>
          </draw:frame>
        </draw:g>
        <draw:g>
          <draw:polygon draw:style-name="gr7" draw:text-style-name="P4" draw:layer="layout" svg:width="2.54cm" svg:height="1.905cm" svg:x="19.711cm" svg:y="11.575cm" svg:viewBox="0 0 2541 1906" draw:points="158,0 0,158 0,1747 158,1906 2382,1906 2541,1747 2541,158 2382,0">
            <text:p/>
          </draw:polygon>
        </draw:g>
        <draw:frame draw:style-name="gr31" draw:text-style-name="P3" draw:layer="layout" svg:width="2.54cm" svg:height="0.341cm" svg:x="19.711cm" svg:y="11.574cm">
          <draw:text-box>
            <text:p text:style-name="P2"><text:span text:style-name="T2">COS_005_S02</text:span></text:p>
          </draw:text-box>
        </draw:frame>
        <draw:g>
          <draw:g>
            <draw:path draw:style-name="gr11" draw:text-style-name="P8" draw:layer="layout" svg:width="2.508cm" svg:height="0.601cm" svg:x="20.331cm" svg:y="13.31cm" svg:viewBox="0 0 2509 602" svg:d="M101 602h2306c68 0 102-34 102-101v-400c0-67-34-101-102-101h-2306c-67 0-101 34-101 101v400c0 67 34 101 101 101z">
              <text:p/>
            </draw:path>
            <draw:path draw:style-name="gr7" draw:text-style-name="P4" draw:layer="layout" svg:width="2.508cm" svg:height="0.601cm" svg:x="20.331cm" svg:y="13.31cm" svg:viewBox="0 0 2509 602" svg:d="M101 602h2306c68 0 102-34 102-101v-400c0-67-34-101-102-101h-2306c-67 0-101 34-101 101v400c0 67 34 101 101 101z">
              <text:p/>
            </draw:path>
          </draw:g>
          <draw:frame draw:style-name="gr32" draw:text-style-name="P3" draw:layer="layout" svg:width="2.508cm" svg:height="0.707cm" svg:x="20.331cm" svg:y="13.257cm">
            <draw:text-box>
              <text:p text:style-name="P12"><text:span text:style-name="T4">【自動】受注インポート</text:span></text:p>
            </draw:text-box>
          </draw:frame>
        </draw:g>
        <draw:frame draw:style-name="gr33" draw:text-style-name="P3" xml:id="id4" draw:id="id4" draw:layer="layout" svg:width="2.54cm" svg:height="1.566cm" svg:x="19.711cm" svg:y="11.914cm">
          <draw:text-box>
            <text:p text:style-name="P7"><text:span text:style-name="T2">受注インポート</text:span></text:p>
          </draw:text-box>
        </draw:frame>
        <draw:g xml:id="id6" draw:id="id6">
          <draw:path draw:style-name="gr4" draw:text-style-name="P4" draw:layer="layout" svg:width="2.262cm" svg:height="2.07cm" svg:x="23.488cm" svg:y="10.251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4" draw:text-style-name="P13" draw:layer="layout" svg:width="2.262cm" svg:height="1.549cm" svg:x="23.488cm" svg:y="10.654cm">
            <draw:text-box>
              <text:p text:style-name="P7"><text:span text:style-name="T13">PaaS</text:span><text:span text:style-name="T13">連携用</text:span></text:p>
              <text:p text:style-name="P7"><text:span text:style-name="T13">受注キー</text:span></text:p>
              <text:p text:style-name="P7"><text:span text:style-name="T13">情報</text:span></text:p>
            </draw:text-box>
          </draw:frame>
        </draw:g>
        <draw:g xml:id="id7" draw:id="id7">
          <draw:path draw:style-name="gr4" draw:text-style-name="P4" draw:layer="layout" svg:width="2.262cm" svg:height="2.07cm" svg:x="28.108cm" svg:y="16.45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5" draw:text-style-name="P3" draw:layer="layout" svg:width="2.262cm" svg:height="1.643cm" svg:x="28.108cm" svg:y="16.815cm">
            <draw:text-box>
              <text:p text:style-name="P7"><text:span text:style-name="T12">アドオン：アドオン受注情報更新マテビュー</text:span></text:p>
            </draw:text-box>
          </draw:frame>
        </draw:g>
        <draw:g>
          <draw:g>
            <draw:polygon draw:style-name="gr7" draw:text-style-name="P4" draw:layer="layout" svg:width="2.54cm" svg:height="1.905cm" svg:x="22.174cm" svg:y="16.341cm" svg:viewBox="0 0 2541 1906" draw:points="158,0 0,158 0,1747 158,1906 2382,1906 2541,1747 2541,158 2382,0">
              <text:p/>
            </draw:polygon>
          </draw:g>
          <draw:frame draw:style-name="gr31" draw:text-style-name="P3" draw:layer="layout" svg:width="2.54cm" svg:height="0.341cm" svg:x="22.174cm" svg:y="16.34cm">
            <draw:text-box>
              <text:p text:style-name="P2"><text:span text:style-name="T2">COS_005_A08</text:span></text:p>
            </draw:text-box>
          </draw:frame>
          <draw:g>
            <draw:g>
              <draw:path draw:style-name="gr11" draw:text-style-name="P8" draw:layer="layout" svg:width="2.912cm" svg:height="0.607cm" svg:x="22.794cm" svg:y="18.076cm" svg:viewBox="0 0 2913 608" svg:d="M101 608h2710c68 0 102-34 102-102v-405c0-67-34-101-102-101h-2710c-67 0-101 34-101 101v405c0 68 34 102 101 102z">
                <text:p/>
              </draw:path>
              <draw:path draw:style-name="gr7" draw:text-style-name="P4" draw:layer="layout" svg:width="2.912cm" svg:height="0.607cm" svg:x="22.794cm" svg:y="18.076cm" svg:viewBox="0 0 2913 608" svg:d="M101 608h2710c68 0 102-34 102-102v-405c0-67-34-101-102-101h-2710c-67 0-101 34-101 101v405c0 68 34 102 101 102z">
                <text:p/>
              </draw:path>
            </draw:g>
            <draw:frame draw:style-name="gr36" draw:text-style-name="P3" draw:layer="layout" svg:width="2.912cm" svg:height="0.607cm" svg:x="22.794cm" svg:y="18.076cm">
              <draw:text-box>
                <text:p text:style-name="P12"><text:span text:style-name="T4">・</text:span><text:span text:style-name="T4">EBS</text:span><text:span text:style-name="T4">受注番号更新</text:span></text:p>
              </draw:text-box>
            </draw:frame>
          </draw:g>
          <draw:frame draw:style-name="gr33" draw:text-style-name="P3" xml:id="id8" draw:id="id8" draw:layer="layout" svg:width="2.54cm" svg:height="1.566cm" svg:x="22.174cm" svg:y="16.679cm">
            <draw:text-box>
              <text:p text:style-name="P7"><text:span text:style-name="T2">アドオン：</text:span><text:span text:style-name="T2">EBS</text:span><text:span text:style-name="T2">受注番号更新</text:span></text:p>
            </draw:text-box>
          </draw:frame>
        </draw:g>
        <draw:connector draw:style-name="gr37" draw:text-style-name="P1" draw:layer="layout" svg:x1="10.884cm" svg:y1="12.769cm" svg:x2="11.999cm" svg:y2="12.769cm" draw:start-shape="id1" draw:start-glue-point="1" svg:d="M10884 12769h1115" svg:viewBox="0 0 1116 1">
          <text:p/>
        </draw:connector>
        <draw:connector draw:style-name="gr38" draw:text-style-name="P1" draw:layer="layout" svg:x1="14.539cm" svg:y1="12.797cm" svg:x2="16.192cm" svg:y2="12.769cm" draw:start-shape="id2" draw:start-glue-point="1" draw:end-shape="id3" draw:end-glue-point="3" svg:d="M14539 12797h820v-28h833" svg:viewBox="0 0 1654 29">
          <text:p/>
        </draw:connector>
        <draw:connector draw:style-name="gr38" draw:text-style-name="P1" draw:layer="layout" svg:x1="18.455cm" svg:y1="12.769cm" svg:x2="19.711cm" svg:y2="12.769cm" draw:start-shape="id3" draw:start-glue-point="1" svg:d="M18455 12769h1256" svg:viewBox="0 0 1257 1">
          <text:p/>
        </draw:connector>
        <draw:connector draw:style-name="gr38" draw:text-style-name="P1" draw:layer="layout" svg:x1="22.251cm" svg:y1="12.697cm" svg:x2="23.481cm" svg:y2="12.769cm" draw:start-shape="id4" draw:start-glue-point="1" draw:end-shape="id5" draw:end-glue-point="3" svg:d="M22251 12697h609v72h621" svg:viewBox="0 0 1231 73">
          <text:p/>
        </draw:connector>
        <draw:connector draw:style-name="gr38" draw:text-style-name="P1" draw:layer="layout" svg:x1="22.251cm" svg:y1="12.697cm" svg:x2="23.488cm" svg:y2="11.286cm" draw:start-shape="id4" draw:start-glue-point="1" draw:end-shape="id6" draw:end-glue-point="3" svg:d="M22251 12697h612v-1411h625" svg:viewBox="0 0 1238 1412">
          <text:p/>
        </draw:connector>
        <draw:connector draw:style-name="gr38" draw:text-style-name="P1" draw:layer="layout" svg:x1="25.751cm" svg:y1="11.286cm" svg:x2="29.239cm" svg:y2="16.459cm" draw:start-shape="id6" draw:start-glue-point="1" draw:end-shape="id7" draw:end-glue-point="0" svg:d="M25751 11286h3488v5173" svg:viewBox="0 0 3489 5174">
          <text:p/>
        </draw:connector>
        <draw:connector draw:style-name="gr38" draw:text-style-name="P1" draw:layer="layout" svg:x1="25.744cm" svg:y1="12.769cm" svg:x2="29.239cm" svg:y2="16.459cm" draw:start-shape="id5" draw:start-glue-point="1" draw:end-shape="id7" draw:end-glue-point="0" svg:d="M25744 12769h3495v3690" svg:viewBox="0 0 3496 3691">
          <text:p/>
        </draw:connector>
        <draw:connector draw:style-name="gr38" draw:text-style-name="P1" draw:layer="layout" svg:x1="28.108cm" svg:y1="17.494cm" svg:x2="24.714cm" svg:y2="17.462cm" draw:start-shape="id7" draw:start-glue-point="3" draw:end-shape="id8" svg:d="M28108 17494h-1703v-32h-1691" svg:viewBox="0 0 3395 33">
          <text:p/>
        </draw:connector>
        <draw:connector draw:style-name="gr38" draw:text-style-name="P1" draw:layer="layout" svg:x1="22.174cm" svg:y1="17.462cm" svg:x2="10.884cm" svg:y2="18.257cm" draw:start-shape="id8" draw:start-glue-point="3" draw:end-shape="id9" draw:end-glue-point="1" svg:d="M22174 17462h-5638v795h-5652" svg:viewBox="0 0 11291 796">
          <text:p/>
        </draw:connector>
        <draw:line draw:style-name="gr39" draw:text-style-name="P14" draw:layer="layout" svg:x1="6.75cm" svg:y1="12.75cm" svg:x2="8.5cm" svg:y2="12.75cm">
          <text:p/>
        </draw:line>
        <draw:frame draw:style-name="gr40" draw:text-style-name="P15" draw:layer="layout" svg:width="1.4cm" svg:height="0.99cm" svg:x="5cm" svg:y="15cm">
          <draw:text-box>
            <text:p text:style-name="P2"><text:span text:style-name="T14">PaaS</text:span></text:p>
            <text:p text:style-name="P2"><text:span text:style-name="T15"/></text:p>
          </draw:text-box>
        </draw:frame>
        <draw:g xml:id="id9" draw:id="id9">
          <draw:path draw:style-name="gr4" draw:text-style-name="P4" draw:layer="layout" svg:width="2.262cm" svg:height="2.07cm" svg:x="8.621cm" svg:y="17.222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0" draw:text-style-name="P13" draw:layer="layout" svg:width="2.262cm" svg:height="1.223cm" svg:x="8.621cm" svg:y="17.787cm">
            <draw:text-box>
              <text:p text:style-name="P7"><text:span text:style-name="T12">アドオン受注</text:span></text:p>
            </draw:text-box>
          </draw:frame>
        </draw:g>
        <draw:g xml:id="id10" draw:id="id10">
          <draw:path draw:style-name="gr4" draw:text-style-name="P4" draw:layer="layout" svg:width="2.262cm" svg:height="2.07cm" svg:x="8.621cm" svg:y="15.7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<text:p/>
          </draw:path>
          <draw:frame draw:style-name="gr34" draw:text-style-name="P13" draw:layer="layout" svg:width="2.262cm" svg:height="1.549cm" svg:x="8.621cm" svg:y="16.153cm">
            <draw:text-box>
              <text:p text:style-name="P7"><text:span text:style-name="T13">EBS</text:span><text:span text:style-name="T13">連携用</text:span></text:p>
              <text:p text:style-name="P7"><text:span text:style-name="T13">受注キー</text:span></text:p>
              <text:p text:style-name="P7"><text:span text:style-name="T13">情報</text:span></text:p>
            </draw:text-box>
          </draw:frame>
        </draw:g>
        <draw:connector draw:style-name="gr37" draw:text-style-name="P1" draw:layer="layout" svg:x1="9.752cm" svg:y1="15.75cm" svg:x2="9.752cm" svg:y2="13.805cm" draw:start-shape="id10" draw:start-glue-point="0" draw:end-shape="id1" draw:end-glue-point="2" svg:d="M9752 15750v-1945" svg:viewBox="0 0 1 194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  <style:font-face style:name="ﾂlﾂ" svg:font-family="ﾂlﾂ" style:font-pitch="variable"/>
    <style:font-face style:name="ﾂlﾂ1" svg:font-family="ﾂlﾂ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Triangle" svg:viewBox="0 0 1013 1130" svg:d="M1009 1050l-449-1008-22-30-29-12-34 12-21 26-449 1012-5 13v8l5 21 12 21 17 13 21 4h903l21-4 21-13 9-21 4-21v-8z"/>
    <draw:marker draw:name="線の終点_20_1" draw:display-name="線の終点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21T10:53:33.086000000</dc:date>
    <meta:creation-date>2009-03-13T21:14:28Z</meta:creation-date>
    <meta:generator>LibreOffice/7.2.5.2$Windows_X86_64 LibreOffice_project/499f9727c189e6ef3471021d6132d4c694f357e5</meta:generator>
    <meta:editing-duration>P1DT20H6M42S</meta:editing-duration>
    <meta:editing-cycles>19</meta:editing-cycles>
    <meta:document-statistic meta:object-count="187"/>
  </office:meta>
</office:document-meta>
</file>